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Red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Red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Red.copyData( WritableRaster w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rmatRed.makeSampleModel( CachableRed cr , ColorModel c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Red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Red.construct( CachableRed src , ColorModel c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matRed.makeColorModel( CachableRed cr , SampleModel sm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FormatRed.FormatRed( CachableRed cr , ColorModel c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atRed.FormatRed( CachableRed cr , SampleModel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